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83in" style:contextual-spacing="false"/>
      <style:text-properties officeooo:rsid="001154fa" officeooo:paragraph-rsid="001154f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06f12"/>
    </style:style>
    <style:style style:name="T3" style:family="text">
      <style:text-properties style:text-position="super 58%" officeooo:rsid="001154fa"/>
    </style:style>
    <style:style style:name="T4" style:family="text">
      <style:text-properties officeooo:rsid="000dc948"/>
    </style:style>
    <style:style style:name="T5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mple<text:span text:style-name="T1">[1]</text:span><text:span text:style-name="T5"> </text:span>text</text:p>
      <text:p text:style-name="P1">Sample text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.0783in" style:contextual-spacing="false"/>
      <style:text-properties officeooo:rsid="001154fa" officeooo:paragraph-rsid="001154fa"/>
    </style:style>
    <style:style style:name="MT1" style:family="text">
      <style:text-properties style:text-position="super 58%" officeooo:rsid="00106f12"/>
    </style:style>
    <style:style style:name="MT2" style:family="text">
      <style:text-properties style:text-position="super 58%"/>
    </style:style>
    <style:style style:name="MT3" style:family="text">
      <style:text-properties style:text-position="0% 100%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[</text:span><text:span text:style-name="MT2">1]</text:span><text:span text:style-name="MT3">Fake footnote</text:span></text:p>
        <text:p text:style-name="MP1">*Fake footnote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5</meta:editing-cycles>
    <meta:editing-duration>PT10M39S</meta:editing-duration>
    <dc:title>Document met titel</dc:title>
    <dc:date>2022-10-25T23:51:27.835254266</dc:date>
    <meta:generator>LibreOfficeDev/7.5.0.0.alpha0$Linux_X86_64 LibreOffice_project/fe1681b902caed0aaf9157ec31062d7627a1e1b9</meta:generator>
    <meta:document-statistic meta:table-count="0" meta:image-count="0" meta:object-count="0" meta:page-count="1" meta:paragraph-count="4" meta:word-count="8" meta:character-count="56" meta:non-whitespace-character-count="52"/>
  </office:meta>
</office:document-meta>
</file>